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_20_1" style:master-page-name="Standard">
      <style:paragraph-properties fo:text-align="center" style:justify-single-word="false" style:page-number="1"/>
      <style:text-properties style:text-underline-style="solid" style:text-underline-width="auto" style:text-underline-color="font-color"/>
    </style:style>
    <style:style style:name="P2" style:family="paragraph" style:parent-style-name="Heading_20_2">
      <style:text-properties fo:font-size="18pt" style:font-size-asian="18pt" style:font-size-complex="18pt"/>
    </style:style>
    <style:style style:name="P3" style:family="paragraph" style:parent-style-name="normal">
      <style:text-properties officeooo:rsid="001e630b" officeooo:paragraph-rsid="001e630b"/>
    </style:style>
    <style:style style:name="P4" style:family="paragraph" style:parent-style-name="normal">
      <style:text-properties officeooo:rsid="001e630b" officeooo:paragraph-rsid="001f2072"/>
    </style:style>
    <style:style style:name="P5" style:family="paragraph" style:parent-style-name="normal">
      <style:text-properties officeooo:paragraph-rsid="001e630b"/>
    </style:style>
    <style:style style:name="P6" style:family="paragraph" style:parent-style-name="normal">
      <style:text-properties style:font-name="Courier New" fo:background-color="#dde8cb"/>
    </style:style>
    <style:style style:name="P7" style:family="paragraph" style:parent-style-name="normal">
      <style:text-properties style:font-name="Courier New" officeooo:paragraph-rsid="001e630b" fo:background-color="#dde8cb"/>
    </style:style>
    <style:style style:name="P8" style:family="paragraph" style:parent-style-name="normal">
      <style:text-properties style:font-name="Courier New" officeooo:rsid="001e630b" officeooo:paragraph-rsid="001e630b" fo:background-color="#dde8cb"/>
    </style:style>
    <style:style style:name="P9" style:family="paragraph" style:parent-style-name="normal">
      <style:text-properties officeooo:rsid="001fc5fd" officeooo:paragraph-rsid="001fc5fd"/>
    </style:style>
    <style:style style:name="P10" style:family="paragraph" style:parent-style-name="normal">
      <style:text-properties officeooo:paragraph-rsid="001fc5fd"/>
    </style:style>
    <style:style style:name="T1" style:family="text">
      <style:text-properties style:font-name="Google Sans" style:font-name-asian="Google Sans1" style:font-name-complex="Google Sans1"/>
    </style:style>
    <style:style style:name="T2" style:family="text">
      <style:text-properties style:font-name="Google Sans" officeooo:rsid="001e630b" style:font-name-asian="Google Sans1" style:font-name-complex="Google Sans1"/>
    </style:style>
    <style:style style:name="T3" style:family="text">
      <style:text-properties style:font-name="Google Sans" officeooo:rsid="001f2072" style:font-name-asian="Google Sans1" style:font-name-complex="Google Sans1"/>
    </style:style>
    <style:style style:name="T4" style:family="text">
      <style:text-properties style:font-name="Google Sans" officeooo:rsid="001fc5fd" style:font-name-asian="Google Sans1" style:font-name-complex="Google Sans1"/>
    </style:style>
    <style:style style:name="T5" style:family="text">
      <style:text-properties style:font-name="Google Sans" fo:font-style="normal" style:font-name-asian="Google Sans1" style:font-style-asian="normal" style:font-name-complex="Google Sans1" style:font-style-complex="normal"/>
    </style:style>
    <style:style style:name="T6" style:family="text">
      <style:text-properties style:font-name-asian="Google Sans1" style:font-name-complex="Google Sans1"/>
    </style:style>
    <style:style style:name="T7" style:family="text">
      <style:text-properties officeooo:rsid="001e630b" style:font-name-asian="Google Sans1" style:font-name-complex="Google Sans1"/>
    </style:style>
    <style:style style:name="T8" style:family="text">
      <style:text-properties officeooo:rsid="001fc5fd" style:font-name-asian="Google Sans1" style:font-name-complex="Google San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adnh333husy"/><text:span text:style-name="T1">Apply filters to SQL queries</text:span></text:p>
      <text:p text:style-name="P2"><text:bookmark text:name="_uakdmh2r7kug"/><text:span text:style-name="T1">Project description</text:span></text:p>
      <text:p text:style-name="P9"><text:span text:style-name="T3">T</text:span><text:span text:style-name="T1">his scenario is an example of work that a security professional may undertake at a large organization.</text:span></text:p>
      <text:p text:style-name="P4"><text:span text:style-name="T4">The goal is to us</text:span><text:span text:style-name="T3">e SQL queries with AND, OR, and NOT filters to accomplish two tasks.</text:span></text:p>
      <text:p text:style-name="P4"><text:span text:style-name="T3"/></text:p>
      <text:p text:style-name="P4"><text:span text:style-name="T3">Task 1: I</text:span><text:span text:style-name="T1">nvestigate potentially suspicious login attempts. </text:span></text:p>
      <text:p text:style-name="P3"><text:span text:style-name="T3">Task 2: I</text:span><text:span text:style-name="T1">dentify computers that need updates.</text:span></text:p>
      <text:p text:style-name="P3"><text:span text:style-name="T1"/></text:p>
      <text:p text:style-name="P10"><text:span text:style-name="T1">The following steps provide examples of how </text:span><text:span text:style-name="T4">to use </text:span><text:span text:style-name="T1">SQL with filters to perform security-related tasks.</text:span></text:p>
      <text:p text:style-name="P3"><text:span text:style-name="T1"/></text:p>
      <text:p text:style-name="P2"><text:span text:style-name="T3">Task 1: I</text:span><text:span text:style-name="T1">nvestigate potentially suspicious login attempts.</text:span></text:p>
      <text:p text:style-name="Heading_20_2"><text:bookmark text:name="_j19vqnsr688d"/><text:span text:style-name="T1">Retrieve after hours failed login attempts</text:span></text:p>
      <text:p text:style-name="normal"><text:span text:style-name="T2">A</text:span><text:span text:style-name="T1"> potential security incident occurred after business hours. To investigate this, </text:span><text:span text:style-name="T2">the</text:span><text:span text:style-name="T1"> </text:span><text:span text:style-name="Variable"><text:span text:style-name="T5">log_in_attempts</text:span></text:span><text:span text:style-name="T1"> table </text:span><text:span text:style-name="T2">needs to be reviewed for </text:span><text:span text:style-name="T1">after hours login activity. </text:span><text:span text:style-name="T2">The query below searches for all failed (success = 0) login attempts after 18:00 in the log_in_attempts table. </text:span><text:span text:style-name="T4">The query combines these filters by using the AND operator, where both filters for login_time and success must be true in order to return a result.</text:span></text:p>
      <text:p text:style-name="P6"><text:span text:style-name="T6">SELECT *<text:line-break/>FROM log_in_attempts<text:line-break/>WHERE login_time &gt; ‘</text:span><text:span text:style-name="T7">18:00’</text:span><text:span text:style-name="T6"> AND success = </text:span><text:span text:style-name="T7">0</text:span><text:span text:style-name="T6">;</text:span></text:p>
      <text:p text:style-name="Heading_20_2"><text:bookmark text:name="_oox49ujy9cxg"/><text:span text:style-name="T1">Retrieve login attempts on specific dates</text:span></text:p>
      <text:p text:style-name="P3"><text:span text:style-name="T1">A suspicious event occurred on 2022-05-09. To investigate this event, all login attempts which occurred on this day and the day before are investigated. All columns of the log_in_attempts table are pulled where the record occurred on either 2022-05-09 or 2022-05-08 and returns them in ascending </text:span><text:span text:style-name="T4">(default)</text:span><text:span text:style-name="T1"> time order. </text:span><text:span text:style-name="T4">For this query the OR operator is used, meaning that a record will be return if either one or both filtering conditions are met.</text:span></text:p>
      <text:p text:style-name="P7"><text:span text:style-name="T6">SELECT * <text:line-break/>FROM log_in_attempts <text:line-break/>WHERE login_date = '</text:span><text:span text:style-name="T7">2022-05-09</text:span><text:span text:style-name="T6">' OR login_date = '</text:span><text:span text:style-name="T7">2022-05-08’</text:span></text:p>
      <text:p text:style-name="P7"><text:span text:style-name="T7">ORDER BY login_time</text:span><text:span text:style-name="T6">;</text:span></text:p>
      <text:p text:style-name="Heading_20_2"><text:bookmark text:name="_ij482iei0lry"/><text:span text:style-name="T1">Retrieve login attempts outside of Mexico</text:span></text:p>
      <text:p text:style-name="P3"><text:span text:style-name="T1">It has been determined that the suspicious activity did not originate in Mexico, so log in attempts where the origin country </text:span><text:span text:style-name="T4">was Mexico were</text:span><text:span text:style-name="T1"> excluded </text:span><text:span text:style-name="T4">(NOT operator)</text:span><text:span text:style-name="T1"> from the query </text:span><text:span text:style-name="T4">by using LIKE and % wildcard, signifying that the filter is not searching for an exact match, but a string beginning with ‘MEX’.</text:span></text:p>
      <text:p text:style-name="P6"><text:soft-page-break/><text:span text:style-name="T6">SELECT * <text:line-break/>FROM log_in_attempts<text:line-break/>WHERE </text:span><text:span text:style-name="T7">NOT</text:span><text:span text:style-name="T6"> country LIKE '</text:span><text:span text:style-name="T7">MEX%</text:span><text:span text:style-name="T6">';</text:span></text:p>
      <text:p text:style-name="P4"><text:span text:style-name="T3"/></text:p>
      <text:p text:style-name="P2"><text:span text:style-name="T3">Task 2: I</text:span><text:span text:style-name="T1">dentify computers that need updates.</text:span></text:p>
      <text:p text:style-name="Heading_20_2"><text:bookmark text:name="_kffkm7d57ava"/><text:span text:style-name="T1">Retrieve employees in Marketing</text:span></text:p>
      <text:p text:style-name="P5"><text:span text:style-name="T2">The goal is to </text:span><text:span text:style-name="T1">perform security updates on specific employee machines in the Marketing department. </text:span><text:span text:style-name="T2">To do so, all Marketing department employees with offices in the East building must be identified. Because all office numbers in the East building begin with ‘East’, </text:span><text:span text:style-name="T4">LIKE and </text:span><text:span text:style-name="T2">the wildcard % </text:span><text:span text:style-name="T4">are</text:span><text:span text:style-name="T2"> used.</text:span></text:p>
      <text:p text:style-name="P7"><text:span text:style-name="T6">SELECT * <text:line-break/>FROM employees</text:span></text:p>
      <text:p text:style-name="P8"><text:span text:style-name="T6">WHERE department = ‘Marketing’ AND office </text:span><text:span text:style-name="T8">LIKE</text:span><text:span text:style-name="T6"> ‘East%’;</text:span></text:p>
      <text:p text:style-name="Heading_20_2"><text:bookmark text:name="_lfrxh2nnynwp"/><text:span text:style-name="T1">Retrieve employees in Finance or Sales</text:span></text:p>
      <text:p text:style-name="P3"><text:span text:style-name="T1">A different security update is needed for machines in the Sales and Finance departments. The following query returns all employees in those departments.</text:span></text:p>
      <text:p text:style-name="P7"><text:span text:style-name="T6">SELECT * <text:line-break/>FROM employees</text:span></text:p>
      <text:p text:style-name="P8"><text:span text:style-name="T6">WHERE department = ‘Finance’ OR department = ‘Sales’;</text:span></text:p>
      <text:p text:style-name="Heading_20_2"><text:bookmark text:name="_pzhwo5g7pcpy"/><text:span text:style-name="T1">Retrieve all employees not in IT</text:span></text:p>
      <text:p text:style-name="P3"><text:span text:style-name="T1">One more update needs to be made to employee machines. Employees in the Information Technology department have already received the update. The following query returns all employees who are not marked as ‘Information Technology’ in the department column.</text:span></text:p>
      <text:p text:style-name="P7"><text:span text:style-name="T6">SELECT * <text:line-break/>FROM employees</text:span></text:p>
      <text:p text:style-name="P8"><text:span text:style-name="T6">WHERE NOT department = ‘Information Technology’;</text:span></text:p>
      <text:p text:style-name="P2"><text:bookmark text:name="_6z42dbgzl5pb"/><text:span text:style-name="T1">Summary</text:span></text:p>
      <text:p text:style-name="P9"><text:span text:style-name="T1">Task 1 was a walk through of SQL queries used to identify the origin of suspicious login attempts by filtering for date, time, and attempt location in the log_in_attempts table.</text:span></text:p>
      <text:p text:style-name="P9"><text:span text:style-name="T1"/></text:p>
      <text:p text:style-name="P3"><text:span text:style-name="T4">Task 2 was a walk through of queries that facilitate th</text:span><text:span text:style-name="T1">ree rounds of security updates to be made. The queries selected </text:span><text:span text:style-name="T4">specific </text:span><text:span text:style-name="T1">departments </text:span><text:span text:style-name="T4">from the employees table </text:span><text:span text:style-name="T1">so that the </text:span><text:span text:style-name="T4">computers</text:span><text:span text:style-name="T1"> in the correct departments </text:span><text:span text:style-name="T4">will</text:span><text:span text:style-name="T1"> received the appropriate updates.</text:span></text:p>
      <text:p text:style-name="P3"><text:span text:style-name="T1"/></text:p>
      <text:p text:style-name="P9"><text:span text:style-name="T1">For both processes, I used AND, OR, and NOT operators to filter through the data, and I also used LIKE and the % wildcard to filter for patterns.</text:span></text:p>
      <text:p text:style-name="normal"><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29T09:51:03.348000000</dc:date>
    <meta:editing-duration>PT1H23M28S</meta:editing-duration>
    <meta:editing-cycles>3</meta:editing-cycles>
    <meta:generator>LibreOffice/7.4.3.2$Windows_X86_64 LibreOffice_project/1048a8393ae2eeec98dff31b5c133c5f1d08b890</meta:generator>
    <meta:document-statistic meta:table-count="0" meta:image-count="0" meta:object-count="0" meta:page-count="3" meta:paragraph-count="35" meta:word-count="591" meta:character-count="3701" meta:non-whitespace-character-count="3138"/>
  </office:meta>
</office:document-meta>
</file>